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FA0DC56EE2.jpg"/>
  <manifest:file-entry manifest:media-type="image/png" manifest:full-path="Pictures/100002010000008000000091AA780F42.png"/>
  <manifest:file-entry manifest:media-type="image/png" manifest:full-path="Pictures/10000201000002E8000001452675B703.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539cm"/>
    </style:style>
    <style:style style:name="gr4" style:family="graphic" style:parent-style-name="standard">
      <style:graphic-properties draw:textarea-horizontal-align="justify" draw:textarea-vertical-align="middle" draw:auto-grow-height="false" fo:min-height="0cm" fo:min-width="0cm" draw:shadow="visib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width="0cm" draw:marker-start-width="0.3cm" draw:marker-end-width="0.3cm"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draw:shadow="hidden"/>
    </style:style>
    <style:style style:name="gr8" style:family="graphic" style:parent-style-name="standard">
      <style:graphic-properties draw:textarea-horizontal-align="center" draw:textarea-vertical-align="middle" draw:shadow="hidden"/>
    </style:style>
    <style:style style:name="gr9" style:family="graphic" style:parent-style-name="standard">
      <style:graphic-properties draw:fill-color="#ffffff" draw:textarea-vertical-align="middle" draw:auto-grow-height="false" fo:min-height="0.749cm" fo:min-width="0.499cm" draw:shadow="hidden"/>
    </style:style>
    <style:style style:name="gr10" style:family="graphic" style:parent-style-name="standard">
      <style:graphic-properties draw:stroke="dash" draw:stroke-dash="Fine_20_Dashed" draw:fill-color="#ffffff" draw:textarea-horizontal-align="justify" draw:textarea-vertical-align="middle" draw:auto-grow-height="false" draw:shadow="hidden"/>
    </style:style>
    <style:style style:name="gr11" style:family="graphic" style:parent-style-name="standard">
      <style:graphic-properties draw:stroke="none" svg:stroke-color="#000000" draw:fill="none" draw:fill-color="#ffffff" fo:min-height="1.344cm" draw:shadow="hidden"/>
    </style:style>
    <style:style style:name="gr12" style:family="graphic" style:parent-style-name="standard">
      <style:graphic-properties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40pt" fo:font-weight="bold" style:font-size-asian="40pt" style:font-weight-asian="bold" style:font-size-complex="40pt" style:font-weight-complex="bold"/>
    </style:style>
    <style:style style:name="P5" style:family="paragraph">
      <style:paragraph-properties fo:margin-left="0cm" fo:margin-right="0cm" fo:text-align="center" fo:text-indent="0cm"/>
      <style:text-properties fo:font-size="32pt" fo:font-weight="bold" style:font-size-asian="32pt" style:font-weight-asian="bold" style:font-size-complex="32pt"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5.5cm" svg:height="2.5cm" svg:x="8cm" svg:y="17.008cm">
          <text:p text:style-name="P1">nx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id="id2" draw:layer="layout" svg:width="4.5cm" svg:height="4.5cm" svg:x="1cm" svg:y="25.008cm">
          <draw:image xlink:href="Pictures/10000000000000FA000000FA0DC56EE2.jpg" xlink:type="simple" xlink:show="embed" xlink:actuate="onLoad">
            <text:p text:style-name="P3"/>
          </draw:image>
        </draw:frame>
        <draw:frame draw:style-name="gr2" draw:text-style-name="P2" draw:id="id6" draw:layer="layout" svg:width="4.5cm" svg:height="4.5cm" svg:x="15.5cm" svg:y="25.008cm">
          <draw:image xlink:href="Pictures/10000000000000FA000000FA0DC56EE2.jpg" xlink:type="simple" xlink:show="embed" xlink:actuate="onLoad">
            <text:p text:style-name="P3"/>
          </draw:image>
        </draw:frame>
        <draw:frame draw:style-name="gr2" draw:text-style-name="P2" draw:id="id3" draw:layer="layout" svg:width="4.5cm" svg:height="4.5cm" svg:x="5cm" svg:y="24.808cm">
          <draw:image xlink:href="Pictures/10000000000000FA000000FA0DC56EE2.jpg" xlink:type="simple" xlink:show="embed" xlink:actuate="onLoad">
            <text:p text:style-name="P3"/>
          </draw:image>
        </draw:frame>
        <draw:frame draw:style-name="gr2" draw:text-style-name="P2" draw:id="id5" draw:layer="layout" svg:width="4.5cm" svg:height="4.5cm" svg:x="9cm" svg:y="24.808cm">
          <draw:image xlink:href="Pictures/10000000000000FA000000FA0DC56EE2.jpg" xlink:type="simple" xlink:show="embed" xlink:actuate="onLoad">
            <text:p text:style-name="P3"/>
          </draw:image>
        </draw:frame>
        <draw:frame draw:style-name="gr3" draw:text-style-name="P4" draw:layer="layout" svg:width="2cm" svg:height="2.789cm" svg:x="13.5cm" svg:y="25.982cm">
          <draw:text-box>
            <text:p text:style-name="P3"><text:span text:style-name="T1">...</text:span></text:p>
          </draw:text-box>
        </draw:frame>
        <draw:custom-shape draw:style-name="gr4" draw:text-style-name="P1" draw:id="id1" draw:layer="layout" svg:width="5cm" svg:height="1.5cm" svg:x="5cm" svg:y="19.008cm">
          <text:p text:style-name="P1">Bluetooth driv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id="id4" draw:layer="layout" svg:width="5cm" svg:height="1.5cm" svg:x="11.5cm" svg:y="19.008cm">
          <text:p text:style-name="P1">USB driv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draw:type="line" svg:x1="7.5cm" svg:y1="20.508cm" svg:x2="3.25cm" svg:y2="25.008cm" draw:start-shape="id1" draw:start-glue-point="2" draw:end-shape="id2">
          <text:p text:style-name="P3"/>
        </draw:connector>
        <draw:connector draw:style-name="gr5" draw:text-style-name="P2" draw:layer="layout" draw:type="line" svg:x1="7.5cm" svg:y1="20.508cm" svg:x2="7.25cm" svg:y2="24.808cm" draw:start-shape="id1" draw:start-glue-point="2" draw:end-shape="id3">
          <text:p text:style-name="P3"/>
        </draw:connector>
        <draw:connector draw:style-name="gr5" draw:text-style-name="P2" draw:layer="layout" draw:type="line" svg:x1="14cm" svg:y1="20.508cm" svg:x2="11.25cm" svg:y2="24.808cm" draw:start-shape="id4" draw:start-glue-point="2" draw:end-shape="id5">
          <text:p text:style-name="P3"/>
        </draw:connector>
        <draw:connector draw:style-name="gr5" draw:text-style-name="P2" draw:layer="layout" draw:type="line" svg:x1="14cm" svg:y1="20.508cm" svg:x2="17.75cm" svg:y2="25.008cm" draw:start-shape="id4" draw:start-glue-point="2" draw:end-shape="id6">
          <text:p text:style-name="P3"/>
        </draw:connector>
        <draw:connector draw:style-name="gr5" draw:text-style-name="P2" draw:layer="layout" draw:type="line" svg:x1="7.5cm" svg:y1="20.508cm" svg:x2="11.25cm" svg:y2="24.808cm" draw:start-shape="id1" draw:start-glue-point="2" draw:end-shape="id5">
          <text:p text:style-name="P3"/>
        </draw:connector>
        <draw:frame draw:style-name="gr6" draw:text-style-name="P2" draw:layer="layout" svg:width="3.162cm" svg:height="1.381cm" svg:x="11cm" svg:y="22.127cm">
          <draw:image xlink:href="Pictures/10000201000002E8000001452675B703.png" xlink:type="simple" xlink:show="embed" xlink:actuate="onLoad">
            <text:p text:style-name="P3"/>
          </draw:image>
        </draw:frame>
        <draw:custom-shape draw:style-name="gr1" draw:text-style-name="P1" draw:id="id8" draw:layer="layout" svg:width="5.5cm" svg:height="2cm" svg:x="7.98cm" svg:y="10.145cm">
          <text:p text:style-name="P1">libanx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7" draw:layer="layout" svg:width="7cm" svg:height="5cm" svg:x="7.434cm" svg:y="2.63cm">
          <text:p text:style-name="P1">Shell utilities, </text:p>
          <text:p text:style-name="P1">Filesystems</text:p>
          <text:p text:style-name="P1"/>
          <text:p text:style-name="P1">nxt_info, nxt_motor,</text:p>
          <text:p text:style-name="P1">nxt_mount, ...</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8" draw:text-style-name="P2" draw:layer="layout" draw:type="line" svg:x1="10.934cm" svg:y1="7.63cm" svg:x2="10.73cm" svg:y2="10.145cm" draw:start-shape="id7" draw:end-shape="id8" draw:end-glue-point="0">
          <text:p text:style-name="P3"/>
        </draw:connector>
        <draw:custom-shape draw:style-name="gr9" draw:text-style-name="P1" draw:id="id9" draw:layer="layout" svg:width="5.307cm" svg:height="2.501cm" svg:x="8.101cm" svg:y="13.307cm">
          <text:p text:style-name="P1">LAN/Internet</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text-style-name="P2" draw:layer="layout" draw:type="line" svg:x1="10.754cm" svg:y1="13.307cm" svg:x2="10.75cm" svg:y2="12.645cm" draw:start-shape="id9" draw:end-shape="id10" draw:end-glue-point="2">
          <text:p text:style-name="P3"/>
        </draw:connector>
        <draw:connector draw:style-name="gr8" draw:text-style-name="P2" draw:layer="layout" draw:type="line" svg:x1="10.754cm" svg:y1="15.808cm" svg:x2="10.75cm" svg:y2="16.508cm" draw:start-shape="id9" draw:start-glue-point="2" draw:end-shape="id11" draw:end-glue-point="0">
          <text:p text:style-name="P3"/>
        </draw:connector>
        <draw:custom-shape draw:style-name="gr10" draw:text-style-name="P1" draw:id="id12" draw:layer="layout" svg:width="5.749cm" svg:height="2.5cm" svg:x="1.567cm" svg:y="2.927cm">
          <text:p text:style-name="P1">C-Programming</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8" draw:text-style-name="P2" draw:layer="layout" draw:type="line" svg:x1="10.73cm" svg:y1="10.145cm" svg:x2="4.441cm" svg:y2="5.427cm" draw:start-shape="id8" draw:start-glue-point="0" draw:end-shape="id12" draw:end-glue-point="8">
          <text:p text:style-name="P3"/>
        </draw:connector>
        <draw:connector draw:style-name="gr8" draw:text-style-name="P2" draw:layer="layout" draw:type="line" svg:x1="13.622cm" svg:y1="8.144cm" svg:x2="13.408cm" svg:y2="6.898cm" draw:start-shape="id13" draw:start-glue-point="0" draw:end-shape="id7" draw:end-glue-point="9">
          <text:p text:style-name="P3"/>
        </draw:connector>
        <draw:custom-shape draw:style-name="gr4" draw:text-style-name="P1" draw:id="id11" draw:layer="layout" svg:width="4.5cm" svg:height="1cm" svg:x="8.5cm" svg:y="16.508cm">
          <text:p text:style-name="P1">libanxtne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id="id10" draw:layer="layout" svg:width="4.5cm" svg:height="1cm" svg:x="8.5cm" svg:y="11.645cm">
          <text:p text:style-name="P1">libanxtne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19cm" svg:height="1.594cm" svg:x="1cm" svg:y="1cm">
          <draw:text-box>
            <text:p text:style-name="P1"><text:span text:style-name="T2">aNXT</text:span></text:p>
          </draw:text-box>
        </draw:frame>
        <draw:frame draw:style-name="gr2" draw:text-style-name="P2" draw:layer="layout" svg:width="1.611cm" svg:height="1.825cm" svg:x="4.389cm" svg:y="22.008cm">
          <draw:image xlink:href="Pictures/100002010000008000000091AA780F42.png" xlink:type="simple" xlink:show="embed" xlink:actuate="onLoad">
            <text:p text:style-name="P3"/>
          </draw:image>
        </draw:frame>
        <draw:frame draw:style-name="gr2" draw:text-style-name="P2" draw:layer="layout" svg:width="1.611cm" svg:height="1.825cm" svg:x="6.5cm" svg:y="22.008cm">
          <draw:image xlink:href="Pictures/100002010000008000000091AA780F42.png" xlink:type="simple" xlink:show="embed" xlink:actuate="onLoad">
            <text:p text:style-name="P3"/>
          </draw:image>
        </draw:frame>
        <draw:frame draw:style-name="gr2" draw:text-style-name="P2" draw:layer="layout" svg:width="1.611cm" svg:height="1.825cm" svg:x="8.5cm" svg:y="22.008cm">
          <draw:image xlink:href="Pictures/100002010000008000000091AA780F42.png" xlink:type="simple" xlink:show="embed" xlink:actuate="onLoad">
            <text:p text:style-name="P3"/>
          </draw:image>
        </draw:frame>
        <draw:frame draw:style-name="gr6" draw:text-style-name="P2" draw:layer="layout" svg:width="3.162cm" svg:height="1.381cm" svg:x="14.5cm" svg:y="22.127cm">
          <draw:image xlink:href="Pictures/10000201000002E8000001452675B703.png" xlink:type="simple" xlink:show="embed" xlink:actuate="onLoad">
            <text:p text:style-name="P3"/>
          </draw:image>
        </draw:frame>
        <draw:custom-shape draw:style-name="gr4" draw:text-style-name="P1" draw:id="id13" draw:layer="layout" svg:width="4.5cm" svg:height="1cm" svg:x="11.372cm" svg:y="8.144cm">
          <text:p text:style-name="P1">libanxttool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14" draw:layer="layout" svg:width="4.687cm" svg:height="1.976cm" svg:x="15.313cm" svg:y="5.656cm">
          <text:p text:style-name="P1">nxt_server</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8" draw:text-style-name="P2" draw:layer="layout" draw:type="line" svg:x1="13.622cm" svg:y1="8.144cm" svg:x2="15.997cm" svg:y2="7.342cm" draw:start-shape="id13" draw:start-glue-point="0" draw:end-shape="id14" draw:end-glue-point="7">
          <text:p text:style-name="P3"/>
        </draw:connector>
        <draw:connector draw:style-name="gr8" draw:text-style-name="P2" draw:layer="layout" draw:type="line" svg:x1="13.48cm" svg:y1="11.145cm" svg:x2="19.313cm" svg:y2="7.342cm" draw:start-shape="id8" draw:start-glue-point="1" draw:end-shape="id14" draw:end-glue-point="9">
          <text:p text:style-name="P3"/>
        </draw:connector>
        <draw:custom-shape draw:style-name="gr10" draw:text-style-name="P1" draw:id="id15" draw:layer="layout" svg:width="4.98cm" svg:height="2.5cm" svg:x="15.02cm" svg:y="2.345cm">
          <text:p text:style-name="P1">Any</text:p>
          <text:p text:style-name="P1">Programming</text:p>
          <text:p text:style-name="P1">language</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8" draw:text-style-name="P2" draw:layer="layout" draw:type="line" svg:x1="17.656cm" svg:y1="5.656cm" svg:x2="17.509cm" svg:y2="4.845cm" draw:start-shape="id14" draw:start-glue-point="4" draw:end-shape="id15" draw:end-glue-point="8">
          <text:p text:style-name="P3"/>
        </draw:connector>
        <draw:custom-shape draw:style-name="gr12" draw:text-style-name="P2" draw:id="id16" draw:layer="layout" svg:width="4.842cm" svg:height="1.752cm" svg:x="1.798cm" svg:y="10.007cm">
          <text:p text:style-name="P1">pyNX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layer="layout" draw:type="line" svg:x1="6.64cm" svg:y1="10.883cm" svg:x2="7.98cm" svg:y2="11.145cm" draw:start-shape="id16" draw:start-glue-point="1" draw:end-shape="id8" draw:end-glue-point="3">
          <text:p text:style-name="P3"/>
        </draw:connector>
        <draw:custom-shape draw:style-name="gr10" draw:text-style-name="P1" draw:id="id17" draw:layer="layout" svg:width="5.749cm" svg:height="2.5cm" svg:x="1.245cm" svg:y="6.663cm">
          <text:p text:style-name="P1">Python</text:p>
          <text:p text:style-name="P1">Programming</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layer="layout" draw:type="line" svg:x1="4.119cm" svg:y1="9.163cm" svg:x2="4.219cm" svg:y2="10.007cm" draw:start-shape="id17" draw:start-glue-point="8" draw:end-shape="id16" draw:end-glue-point="0">
          <text:p text:style-name="P3"/>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GB" style:font-family-asian="'Albany AMT'" style:font-family-generic-asian="system" style:font-pitch-asian="variable" style:font-size-asian="24pt" style:language-asian="en" style:country-asian="US" style:font-family-complex="'Albany AMT'"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creation-date>2008-12-20T13:58:55</meta:creation-date>
    <dc:date>2010-07-25T19:21:14</dc:date>
    <dc:language>en-GB</dc:language>
    <meta:editing-cycles>14</meta:editing-cycles>
    <meta:editing-duration>PT51M15S</meta:editing-duration>
    <meta:user-defined meta:name="Info 1"/>
    <meta:user-defined meta:name="Info 2"/>
    <meta:user-defined meta:name="Info 3"/>
    <meta:user-defined meta:name="Info 4"/>
    <meta:document-statistic meta:object-count="40"/>
  </office:meta>
</office:document-meta>
</file>